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8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58-5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SINS (58:1-14; 59:3-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ISRAEL'S SINS (58:1-14; 59:3-8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ypocrisy (58:1-12):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ypocrisy (58:1-12):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wrong way to fast (58:1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ght way to fast (58:6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 way to fast (58:6-12)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s (58:6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ruits (58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ypocrisy (58:1-12):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wrong way to fast (58:1-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ight way to fast (58:6-12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2-tx-Title-and-Text" presentation:presentation-page-layout-name="Master1-PPL12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ISRAEL'S SINS (58:1-14; 59:3-8)<text:s text:c="1"/></text:span><text:span text:style-name="a555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ypocrisy (58:1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Neglect (58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Bloodshed (59:3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Lying (59:3b-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Dishonesty (59:5-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ISAIAH 58-59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ISRAEL'S SINS (58:1-14; 59:3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SRAEL'S SUFFERING (59:1-2, 9-11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ISRAEL'S SUFFERING (59:1-2, 9-11):<text:s text:c="1"/></text:span><text:span text:style-name="a594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Unanswered prayer (59:1-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Despair (59: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Spiritual blindness (59:10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Utter frustration (59: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58-59<text:s text:c="1"/></text:span><text:span text:style-name="a615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SINS (58:1-14; 59:3-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SUFFERING (59:1-2, 9-1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SRAEL'S SUPPLICATION (59:12-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ISRAEL'S SAVIOR (59:15b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ISRAEL'S SAVIOR (59:15b-21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plight of Israel (59:15b-1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plans of God (59:17-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plans of God (59:17-21):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Great Tribulation (59:17-18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glorious Millennium (59:19-2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ISRAEL'S SAVIOR (59:15b-21)<text:s text:c="1"/></text:span><text:span text:style-name="a666" text:class-names=""/></text:p>
          </draw:text-box>
          <svg:title/>
          <svg:desc/>
        </draw:frame>
        <draw:frame draw:id="id115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plight of Israel (59:15b-1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plans of God (59:17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6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ISAIAH 58-59<text:s text:c="1"/></text:span><text:span text:style-name="a681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ISRAEL'S SINS (58:1-14; 59:3-8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ISRAEL'S SUFFERING (59:1-2, 9-1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ISRAEL'S SUPPLICATION (59:12-15a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ISRAEL'S SAVIOR (59:15b-21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8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ISAIAH 60-62<text:s text:c="1"/></text:span><text:span text:style-name="a702" text:class-names=""/></text:p>
          </draw:text-box>
          <svg:title/>
          <svg:desc/>
        </draw:frame>
        <draw:frame draw:id="id119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THE SPLENDOR OF GOD'S PEOPLE (60:1-22; 61:4-62:12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-title-Title-Slide" presentation:presentation-page-layout-name="Master1-PPL1" draw:id="Slide-271">
        <draw:frame draw:id="id120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THE SPLENDOR OF GOD'S PEOPLE (60:1-22; 61:4-62:12)<text:s text:c="1"/></text:span><text:span text:style-name="a712" text:class-names=""/></text:p>
          </draw:text-box>
          <svg:title/>
          <svg:desc/>
        </draw:frame>
        <draw:frame draw:id="id121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Facts concerning their city (60:1-3, 5-7, 10-22; 62:1-4, 1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Facts concerning their city (60:1-3, 5-7, 10-22; 62:1-4, 12)<text:s text:c="1"/></text:span><text:span text:style-name="a722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rusalem will illuminate the entire earth (60:1-3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It will be visited and honored by the Gentiles (60:5-7, 10-1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It will be protected by God himself (60:17-1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It will shine forever in its splendor (60:19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Its population will vastly increase (60:2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It will be known by various new names (62:1-4, 12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2-tx-Title-and-Text" presentation:presentation-page-layout-name="Master1-PPL12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It will be known by various new names (62:1-4, 12):<text:s text:c="1"/></text:span><text:span text:style-name="a749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phzibah, meaning "City of God's Delight," and Beulah, meaning "Bride of God" (62:4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"The City No Longer Forsaken" (62:1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Facts concerning their city (60:1-3, 5-7, 10-22; 62:1-4, 12)<text:s text:c="1"/></text:span><text:span text:style-name="a764" text:class-names=""/></text:p>
          </draw:text-box>
          <svg:title/>
          <svg:desc/>
        </draw:frame>
        <draw:frame draw:id="id127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Jerusalem will illuminate the entire earth (60:1-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It will be visited and honored by the Gentiles (60:5-7, 10-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It will be protected by God himself (60:17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It will shine forever in its splendor (60:19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ts population will vastly increase (60:2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It will be known by various new names (62:1-4, 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8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SPLENDOR OF GOD'S PEOPLE (60:1-22; 61:4-62:12)<text:s text:c="1"/></text:span><text:span text:style-name="a791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Facts concerning their city (60:1-3, 5-7, 10-22; 62:1-4, 12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Facts concerning their country (60:4, 8-9; 61:4-11; 6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-title-Title-Slide" presentation:presentation-page-layout-name="Master1-PPL1" draw:id="Slide-276">
        <draw:frame draw:id="id130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<text:s text:c="1"/>Facts concerning their country (60:4, 8-9; 61:4-11; 62:5-11)<text:s text:c="1"/></text:span><text:span text:style-name="a806" text:class-names=""/></text:p>
          </draw:text-box>
          <svg:title/>
          <svg:desc/>
        </draw:frame>
        <draw:frame draw:id="id131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The promise to the nation of Israel (60:4, 8-9; 61:4-9; 62:5, 8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2" draw:style-name="a814" draw:master-page-name="Master1-Layout13-twoColTx-Title-and-2-Column-Text" presentation:presentation-page-layout-name="Master1-PPL13" draw:id="Slide-277">
        <draw:frame draw:id="id132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The promise to the nation of Israel (60:4, 8-9; 61:4-9; 62:5, 8-11)<text:s text:c="1"/></text:span><text:span text:style-name="a816" text:class-names=""/></text:p>
          </draw:text-box>
          <svg:title/>
          <svg:desc/>
        </draw:frame>
        <draw:frame draw:id="id133" presentation:style-name="a831" draw:name="Text Placeholder 2" svg:x="1.38021in" svg:y="2in" svg:width="4.61632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ir children will care for them (62: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y will be regathered from among all other nations (60:8-9; 62:10-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y will rebuild long-destroyed cities (61:4).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134" presentation:style-name="a847" draw:name="Text Placeholder 3" svg:x="6.16319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Gentiles will serve Israel (61:5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y will be a priestly nation (61:6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ll reproach will be replaced with great honor among the Gentile nations (61:7-9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y will never suffer defeat again (62:8-9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3" draw:style-name="a848" draw:master-page-name="Master1-Layout12-tx-Title-and-Text" presentation:presentation-page-layout-name="Master1-PPL12" draw:id="Slide-278">
        <draw:frame draw:id="id135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<text:s text:c="1"/>Facts concerning their country (60:4, 8-9; 61:4-11; 62:5-11)<text:s text:c="1"/></text:span><text:span text:style-name="a850" text:class-names=""/></text:p>
          </draw:text-box>
          <svg:title/>
          <svg:desc/>
        </draw:frame>
        <draw:frame draw:id="id136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romise to the nation of Israel (60:4, 8-9; 61:4-9; 62:5, 8-11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raise of the nation of Israel (61:10-11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rayers for the nation of Israel (62:6-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4" draw:style-name="a866" draw:master-page-name="Master1-Layout12-tx-Title-and-Text" presentation:presentation-page-layout-name="Master1-PPL12" draw:id="Slide-279">
        <draw:frame draw:id="id137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prayers for the nation of Israel (62:6-7)<text:s text:c="1"/></text:span><text:span text:style-name="a868" text:class-names=""/></text:p>
          </draw:text-box>
          <svg:title/>
          <svg:desc/>
        </draw:frame>
        <draw:frame draw:id="id138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The people are to give themselves no rest until Jerusalem is established (62:6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The people are to give God no rest until Jerusalem is established (62:7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5" draw:style-name="a881" draw:master-page-name="Master1-Layout12-tx-Title-and-Text" presentation:presentation-page-layout-name="Master1-PPL12" draw:id="Slide-280">
        <draw:frame draw:id="id139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<text:s text:c="1"/>Facts concerning their country (60:4, 8-9; 61:4-11; 62:5-11)<text:s text:c="1"/></text:span><text:span text:style-name="a883" text:class-names=""/></text:p>
          </draw:text-box>
          <svg:title/>
          <svg:desc/>
        </draw:frame>
        <draw:frame draw:id="id140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promise to the nation of Israel (60:4, 8-9; 61:4-9; 62:5, 8-11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praise of the nation of Israel (61:10-11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prayers for the nation of Israel (62:6-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6" draw:style-name="a899" draw:master-page-name="Master1-Layout12-tx-Title-and-Text" presentation:presentation-page-layout-name="Master1-PPL12" draw:id="Slide-281">
        <draw:frame draw:id="id141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THE SPLENDOR OF GOD'S PEOPLE (60:1-22; 61:4-62:12)<text:s text:c="1"/></text:span><text:span text:style-name="a901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Facts concerning their city (60:1-3, 5-7, 10-22; 62:1-4, 12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Facts concerning their country (60:4, 8-9; 61:4-11; 62:5-11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7" draw:style-name="a914" draw:master-page-name="Master1-Layout12-tx-Title-and-Text" presentation:presentation-page-layout-name="Master1-PPL12" draw:id="Slide-282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ISAIAH 60-62<text:s text:c="1"/></text:span><text:span text:style-name="a916" text:class-names=""/></text:p>
          </draw:text-box>
          <svg:title/>
          <svg:desc/>
        </draw:frame>
        <draw:frame draw:id="id144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THE SPLENDOR OF GOD'S PEOPLE (60:1-22; 61:4-62:12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THE SAVIOR OF GOD'S PEOPLE (61:1-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8" draw:style-name="a929" draw:master-page-name="Master1-Layout12-tx-Title-and-Text" presentation:presentation-page-layout-name="Master1-PPL12" draw:id="Slide-283">
        <draw:frame draw:id="id145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THE SAVIOR OF GOD'S PEOPLE (61:1-3)<text:s text:c="1"/></text:span><text:span text:style-name="a931" text:class-names=""/></text:p>
          </draw:text-box>
          <svg:title/>
          <svg:desc/>
        </draw:frame>
        <draw:frame draw:id="id146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His anointing (61:1a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ssignments (61:1 b-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9" draw:style-name="a944" draw:master-page-name="Master1-Layout12-tx-Title-and-Text" presentation:presentation-page-layout-name="Master1-PPL12" draw:id="Slide-284">
        <draw:frame draw:id="id147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ssignments (61:1 b-3)<text:s text:c="1"/></text:span><text:span text:style-name="a946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He preaches good news to the poor (61:1b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He comforts the brokenhearted (61:1c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He releases captives and frees prisoners (61:1d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He transforms ashes into beauty, sorrow into joy, and despair into praise (61:2-3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SAVIOR OF GOD'S PEOPLE (61:1-3)<text:s text:c="1"/></text:span><text:span text:style-name="a967" text:class-names=""/></text:p>
          </draw:text-box>
          <svg:title/>
          <svg:desc/>
        </draw:frame>
        <draw:frame draw:id="id150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His anointing (61:1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His assignments (61:1 b-3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1" draw:style-name="a980" draw:master-page-name="Master1-Layout12-tx-Title-and-Text" presentation:presentation-page-layout-name="Master1-PPL12" draw:id="Slide-286">
        <draw:frame draw:id="id151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ISAIAH 60-62<text:s text:c="1"/></text:span><text:span text:style-name="a982" text:class-names=""/></text:p>
          </draw:text-box>
          <svg:title/>
          <svg:desc/>
        </draw:frame>
        <draw:frame draw:id="id152" presentation:style-name="a994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THE SPLENDOR OF GOD'S PEOPLE (60:1-22; 61:4-62:12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THE SAVIOR OF GOD'S PEOPLE (61:1-3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</draw:page>
      <draw:page draw:name="Slide32" draw:style-name="a995" draw:master-page-name="Master1-Layout1-title-Title-Slide" presentation:presentation-page-layout-name="Master1-PPL1" draw:id="Slide-287">
        <draw:frame draw:id="id153" presentation:style-name="a999" draw:name="Title 1" svg:x="1.38in" svg:y="0.83in" svg:width="10.3in" svg:height="4.42in" presentation:class="title" presentation:placeholder="false">
          <draw:text-box>
            <text:p text:style-name="a998" text:class-names="" text:cond-style-name=""><text:span text:style-name="a996" text:class-names="">ISAIAH 63-64<text:s text:c="1"/></text:span><text:span text:style-name="a997" text:class-names=""/></text:p>
          </draw:text-box>
          <svg:title/>
          <svg:desc/>
        </draw:frame>
        <draw:frame draw:id="id154" presentation:style-name="a1004" draw:name="Subtitle 2" svg:x="1.38in" svg:y="5.25in" svg:width="10.3in" svg:height="1.85in" presentation:class="subtitle" presentation:placeholder="false">
          <draw:text-box>
            <text:p text:style-name="a1001" text:class-names="" text:cond-style-name=""><text:span text:style-name="a1000" text:class-names="">THE GOD OF ISRAEL (63:1-9)<text:s text:c="1"/></text:span></text:p>
            <text:p text:style-name="a1003" text:class-names="" text:cond-style-name=""><text:span text:style-name="a1002" text:class-names=""/></text:p>
          </draw:text-box>
          <svg:title/>
          <svg:desc/>
        </draw:frame>
      </draw:page>
      <draw:page draw:name="Slide33" draw:style-name="a1005" draw:master-page-name="Master1-Layout1-title-Title-Slide" presentation:presentation-page-layout-name="Master1-PPL1" draw:id="Slide-288">
        <draw:frame draw:id="id155" presentation:style-name="a1009" draw:name="Title 1" svg:x="1.38in" svg:y="0.83in" svg:width="10.3in" svg:height="4.42in" presentation:class="title" presentation:placeholder="false">
          <draw:text-box>
            <text:p text:style-name="a1008" text:class-names="" text:cond-style-name=""><text:span text:style-name="a1006" text:class-names="">THE GOD OF ISRAEL (63:1-9)<text:s text:c="1"/></text:span><text:span text:style-name="a1007" text:class-names=""/></text:p>
          </draw:text-box>
          <svg:title/>
          <svg:desc/>
        </draw:frame>
        <draw:frame draw:id="id156" presentation:style-name="a1014" draw:name="Subtitle 2" svg:x="1.38in" svg:y="5.25in" svg:width="10.3in" svg:height="1.85in" presentation:class="subtitle" presentation:placeholder="false">
          <draw:text-box>
            <text:p text:style-name="a1011" text:class-names="" text:cond-style-name=""><text:span text:style-name="a1010" text:class-names=""><text:s text:c="1"/>As a soldier (63:1-6)<text:s text:c="1"/></text:span></text:p>
            <text:p text:style-name="a1013" text:class-names="" text:cond-style-name=""><text:span text:style-name="a1012" text:class-names=""/></text:p>
          </draw:text-box>
          <svg:title/>
          <svg:desc/>
        </draw:frame>
      </draw:page>
      <draw:page draw:name="Slide34" draw:style-name="a1015" draw:master-page-name="Master1-Layout12-tx-Title-and-Text" presentation:presentation-page-layout-name="Master1-PPL12" draw:id="Slide-289">
        <draw:frame draw:id="id157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<text:s text:c="1"/>As a soldier (63:1-6)<text:s text:c="1"/></text:span><text:span text:style-name="a1017" text:class-names=""/></text:p>
          </draw:text-box>
          <svg:title/>
          <svg:desc/>
        </draw:frame>
        <draw:frame draw:id="id158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Question (63:1a, 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Answer (63:1b, 3-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5" draw:style-name="a1030" draw:master-page-name="Master1-Layout12-tx-Title-and-Text" presentation:presentation-page-layout-name="Master1-PPL12" draw:id="Slide-290">
        <draw:frame draw:id="id159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<text:s text:c="1"/>Answer (63:1b, 3-6)<text:s text:c="1"/></text:span><text:span text:style-name="a1032" text:class-names=""/></text:p>
          </draw:text-box>
          <svg:title/>
          <svg:desc/>
        </draw:frame>
        <draw:frame draw:id="id160" presentation:style-name="a1044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<text:s text:c="1"/>The victor (63:1b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s text:c="1"/>The victory (63:3-6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As a soldier (63:1-6)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Question (63:1a, 2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Answer (63:1b, 3-6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THE GOD OF ISRAEL (63:1-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As a soldier (63:1-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As a Savior (63:7-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ISAIAH 63-64<text:s text:c="1"/></text:span><text:span text:style-name="a1077" text:class-names=""/></text:p>
          </draw:text-box>
          <svg:title/>
          <svg:desc/>
        </draw:frame>
        <draw:frame draw:id="id166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THE GOD OF ISRAEL (63:1-9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HE ISRAEL OF GOD (63:10-64:12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9" draw:style-name="a1090" draw:master-page-name="Master1-Layout12-tx-Title-and-Text" presentation:presentation-page-layout-name="Master1-PPL12" draw:id="Slide-294">
        <draw:frame draw:id="id167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THE ISRAEL OF GOD (63:10-64:12)<text:s text:c="1"/></text:span><text:span text:style-name="a1092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<text:s text:c="1"/>Their rebellion (63:10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ir reflection (63:11-14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ir realization (63:15-16; 64:5-8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ir realization (63:15-16; 64:5-8):<text:s text:c="1"/></text:span><text:span text:style-name="a1110" text:class-names=""/></text:p>
          </draw:text-box>
          <svg:title/>
          <svg:desc/>
        </draw:frame>
        <draw:frame draw:id="id170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He is their eternal Father and Redeemer (63:16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In his sight even their righteous acts are as filthy rags (64:5-7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He is the Potter; they are the clay (64:8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1" draw:style-name="a1126" draw:master-page-name="Master1-Layout12-tx-Title-and-Text" presentation:presentation-page-layout-name="Master1-PPL12" draw:id="Slide-296">
        <draw:frame draw:id="id171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ISRAEL OF GOD (63:10-64:12)<text:s text:c="1"/></text:span><text:span text:style-name="a1128" text:class-names=""/></text:p>
          </draw:text-box>
          <svg:title/>
          <svg:desc/>
        </draw:frame>
        <draw:frame draw:id="id172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ir rebellion (63:10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ir reflection (63:11-14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ir realization (63:15-16; 64:5-8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ir requests (63:17-19: 64:1-4, 9-12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2" draw:style-name="a1147" draw:master-page-name="Master1-Layout12-tx-Title-and-Text" presentation:presentation-page-layout-name="Master1-PPL12" draw:id="Slide-297">
        <draw:frame draw:id="id173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<text:s text:c="1"/>Their requests (63:17-19: 64:1-4, 9-12)<text:s text:c="1"/></text:span><text:span text:style-name="a1149" text:class-names=""/></text:p>
          </draw:text-box>
          <svg:title/>
          <svg:desc/>
        </draw:frame>
        <draw:frame draw:id="id174" presentation:style-name="a1161" draw:name="Text Placeholder 2" svg:x="1.38in" svg:y="2in" svg:width="9.4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<text:s text:c="1"/>To return and save them from all their enemies (63:17-19; 64:1-4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1"/>To forgive and forget all their sins (64:9-12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3" draw:style-name="a1162" draw:master-page-name="Master1-Layout12-tx-Title-and-Text" presentation:presentation-page-layout-name="Master1-PPL12" draw:id="Slide-298">
        <draw:frame draw:id="id175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3" text:class-names="">THE ISRAEL OF GOD (63:10-64:12)<text:s text:c="1"/></text:span><text:span text:style-name="a1164" text:class-names=""/></text:p>
          </draw:text-box>
          <svg:title/>
          <svg:desc/>
        </draw:frame>
        <draw:frame draw:id="id176" presentation:style-name="a1182" draw:name="Text Placeholder 2" svg:x="1.38in" svg:y="2in" svg:width="9.4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<text:s text:c="1"/>Their rebellion (63:1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ir reflection (63:11-14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ir realization (63:15-16; 64:5-8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Their requests (63:17-19: 64:1-4, 9-12)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44" draw:style-name="a1183" draw:master-page-name="Master1-Layout12-tx-Title-and-Text" presentation:presentation-page-layout-name="Master1-PPL12" draw:id="Slide-299">
        <draw:frame draw:id="id177" presentation:style-name="a1187" draw:name="Title 1" svg:x="1.38in" svg:y="0.4in" svg:width="10.6in" svg:height="1.44965in" presentation:class="title" presentation:placeholder="false">
          <draw:text-box>
            <text:p text:style-name="a1186" text:class-names="" text:cond-style-name=""><text:span text:style-name="a1184" text:class-names="">ISAIAH 63-64<text:s text:c="1"/></text:span><text:span text:style-name="a1185" text:class-names=""/></text:p>
          </draw:text-box>
          <svg:title/>
          <svg:desc/>
        </draw:frame>
        <draw:frame draw:id="id178" presentation:style-name="a1197" draw:name="Text Placeholder 2" svg:x="1.38in" svg:y="2in" svg:width="9.4in" svg:height="4.7586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THE GOD OF ISRAEL (63:1-9)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THE ISRAEL OF GOD (63:10-64:12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</draw:page>
      <draw:page draw:name="Slide45" draw:style-name="a1198" draw:master-page-name="Master1-Layout1-title-Title-Slide" presentation:presentation-page-layout-name="Master1-PPL1" draw:id="Slide-300">
        <draw:frame draw:id="id179" presentation:style-name="a1202" draw:name="Title 1" svg:x="1.38in" svg:y="0.83in" svg:width="10.3in" svg:height="4.42in" presentation:class="title" presentation:placeholder="false">
          <draw:text-box>
            <text:p text:style-name="a1201" text:class-names="" text:cond-style-name=""><text:span text:style-name="a1199" text:class-names="">ISAIAH 65-66<text:s text:c="1"/></text:span><text:span text:style-name="a1200" text:class-names=""/></text:p>
          </draw:text-box>
          <svg:title/>
          <svg:desc/>
        </draw:frame>
        <draw:frame draw:id="id180" presentation:style-name="a1207" draw:name="Subtitle 2" svg:x="1.38in" svg:y="5.25in" svg:width="10.3in" svg:height="1.85in" presentation:class="subtitle" presentation:placeholder="false">
          <draw:text-box>
            <text:p text:style-name="a1204" text:class-names="" text:cond-style-name=""><text:span text:style-name="a1203" text:class-names="">THE PAGANS AND GOD (65:1, 17, 20-25; 66:6, 15-17, 22-24)<text:s text:c="1"/></text:span></text:p>
            <text:p text:style-name="a1206" text:class-names="" text:cond-style-name=""><text:span text:style-name="a1205" text:class-names=""/></text:p>
          </draw:text-box>
          <svg:title/>
          <svg:desc/>
        </draw:frame>
      </draw:page>
      <draw:page draw:name="Slide46" draw:style-name="a1208" draw:master-page-name="Master1-Layout12-tx-Title-and-Text" presentation:presentation-page-layout-name="Master1-PPL12" draw:id="Slide-301">
        <draw:frame draw:id="id181" presentation:style-name="a1212" draw:name="Title 1" svg:x="1.38in" svg:y="0.4in" svg:width="10.6in" svg:height="1.44965in" presentation:class="title" presentation:placeholder="false">
          <draw:text-box>
            <text:p text:style-name="a1211" text:class-names="" text:cond-style-name=""><text:span text:style-name="a1209" text:class-names="">THE PAGANS AND GOD (65:1, 17, 20-25; 66:6, 15-17, 22-24)<text:s text:c="1"/></text:span><text:span text:style-name="a1210" text:class-names=""/></text:p>
          </draw:text-box>
          <svg:title/>
          <svg:desc/>
        </draw:frame>
        <draw:frame draw:id="id182" presentation:style-name="a1222" draw:name="Text Placeholder 2" svg:x="1.38in" svg:y="2in" svg:width="9.4in" svg:height="4.75868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<text:s text:c="1"/>His current dealings with the Gentile nations (65: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His future dealings with the Gentile nations (65:17, 20-25; 66:6, 15-17, 22-24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7" draw:style-name="a1223" draw:master-page-name="Master1-Layout1-title-Title-Slide" presentation:presentation-page-layout-name="Master1-PPL1" draw:id="Slide-302">
        <draw:frame draw:id="id183" presentation:style-name="a1227" draw:name="Title 1" svg:x="1.38in" svg:y="0.83in" svg:width="10.3in" svg:height="4.42in" presentation:class="title" presentation:placeholder="false">
          <draw:text-box>
            <text:p text:style-name="a1226" text:class-names="" text:cond-style-name=""><text:span text:style-name="a1224" text:class-names=""><text:s text:c="1"/>His future dealings with the Gentile nations (65:17, 20-25; 66:6, 15-17, 22-24):<text:s text:c="1"/></text:span><text:span text:style-name="a1225" text:class-names=""/></text:p>
          </draw:text-box>
          <svg:title/>
          <svg:desc/>
        </draw:frame>
        <draw:frame draw:id="id184" presentation:style-name="a1232" draw:name="Subtitle 2" svg:x="1.38in" svg:y="5.25in" svg:width="10.3in" svg:height="1.85in" presentation:class="subtitle" presentation:placeholder="false">
          <draw:text-box>
            <text:p text:style-name="a1229" text:class-names="" text:cond-style-name=""><text:span text:style-name="a1228" text:class-names=""><text:s text:c="1"/>The punishment (66:6, 15-17):<text:s text:c="1"/></text:span></text:p>
            <text:p text:style-name="a1231" text:class-names="" text:cond-style-name=""><text:span text:style-name="a1230" text:class-names=""/></text:p>
          </draw:text-box>
          <svg:title/>
          <svg:desc/>
        </draw:frame>
      </draw:page>
      <draw:page draw:name="Slide48" draw:style-name="a1233" draw:master-page-name="Master1-Layout12-tx-Title-and-Text" presentation:presentation-page-layout-name="Master1-PPL12" draw:id="Slide-303">
        <draw:frame draw:id="id185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punishment (66:6, 15-17):<text:s text:c="1"/></text:span><text:span text:style-name="a1235" text:class-names=""/></text:p>
          </draw:text-box>
          <svg:title/>
          <svg:desc/>
        </draw:frame>
        <draw:frame draw:id="id186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God takes fiery vengeance on his enemies (66:6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Multiplied millions of sinners are slain at that time (66:15-1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49" draw:style-name="a1248" draw:master-page-name="Master1-Layout12-tx-Title-and-Text" presentation:presentation-page-layout-name="Master1-PPL12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His future dealings with the Gentile nations (65:17, 20-25; 66:6, 15-17, 22-24):<text:s text:c="1"/></text:span><text:span text:style-name="a1250" text:class-names=""/></text:p>
          </draw:text-box>
          <svg:title/>
          <svg:desc/>
        </draw:frame>
        <draw:frame draw:id="id188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punishment (66:6, 15-17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perfection (65:17, 20-25; 66:22-24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0" draw:style-name="a1263" draw:master-page-name="Master1-Layout13-twoColTx-Title-and-2-Column-Text" presentation:presentation-page-layout-name="Master1-PPL13" draw:id="Slide-305">
        <draw:frame draw:id="id189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perfection (65:17, 20-25; 66:22-24):<text:s text:c="1"/></text:span><text:span text:style-name="a1265" text:class-names=""/></text:p>
          </draw:text-box>
          <svg:title/>
          <svg:desc/>
        </draw:frame>
        <draw:frame draw:id="id190" presentation:style-name="a1283" draw:name="Text Placeholder 2" svg:x="1.38021in" svg:y="2in" svg:width="4.61632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There are no infant deaths (65:20a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ll but the rebellious live to celebrate their 100th birthdays (65:20b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<text:s text:c="1"/>A time of great prosperity (65:21-2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time when prayers are instantly answered (65:24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draw:frame draw:id="id191" presentation:style-name="a1299" draw:name="Text Placeholder 3" svg:x="6.16319in" svg:y="2in" svg:width="4.61632in" svg:height="4.7586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<text:s text:c="1"/>The wolf, lamb, lion, and ox dwell in perfect harmony (65:25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permanent creation of new heavens and earth (65:17; 66:22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Universal worship of God (66:23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A sober reminder of the holiness of God (66:24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1" draw:style-name="a1300" draw:master-page-name="Master1-Layout1-title-Title-Slide" presentation:presentation-page-layout-name="Master1-PPL1" draw:id="Slide-306">
        <draw:frame draw:id="id192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A sober reminder of the holiness of God (66:24):<text:s text:c="1"/></text:span><text:span text:style-name="a1302" text:class-names=""/></text:p>
          </draw:text-box>
          <svg:title/>
          <svg:desc/>
        </draw:frame>
        <draw:frame draw:id="id193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rebellious are devoured by worms and are destroyed by fire.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2" draw:style-name="a1310" draw:master-page-name="Master1-Layout13-twoColTx-Title-and-2-Column-Text" presentation:presentation-page-layout-name="Master1-PPL13" draw:id="Slide-307">
        <draw:frame draw:id="id194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erfection (65:17, 20-25; 66:22-24):<text:s text:c="1"/></text:span><text:span text:style-name="a1312" text:class-names=""/></text:p>
          </draw:text-box>
          <svg:title/>
          <svg:desc/>
        </draw:frame>
        <draw:frame draw:id="id195" presentation:style-name="a1330" draw:name="Text Placeholder 2" svg:x="1.38021in" svg:y="2in" svg:width="4.61632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There are no infant deaths (65:20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All but the rebellious live to celebrate their 100th birthdays (65:20b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A time of great prosperity (65:21-23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A time when prayers are instantly answered (65:24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draw:frame draw:id="id196" presentation:style-name="a1346" draw:name="Text Placeholder 3" svg:x="6.16319in" svg:y="2in" svg:width="4.61632in" svg:height="4.75868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<text:s text:c="1"/>The wolf, lamb, lion, and ox dwell in perfect harmony (65:25).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<text:s text:c="1"/>The permanent creation of new heavens and earth (65:17; 66:22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Universal worship of God (66:23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A sober reminder of the holiness of God (66:24):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3" draw:style-name="a1347" draw:master-page-name="Master1-Layout12-tx-Title-and-Text" presentation:presentation-page-layout-name="Master1-PPL12" draw:id="Slide-308">
        <draw:frame draw:id="id197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His future dealings with the Gentile nations (65:17, 20-25; 66:6, 15-17, 22-24):<text:s text:c="1"/></text:span><text:span text:style-name="a1349" text:class-names=""/></text:p>
          </draw:text-box>
          <svg:title/>
          <svg:desc/>
        </draw:frame>
        <draw:frame draw:id="id198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he punishment (66:6, 15-17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he perfection (65:17, 20-25; 66:22-24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4" draw:style-name="a1362" draw:master-page-name="Master1-Layout12-tx-Title-and-Text" presentation:presentation-page-layout-name="Master1-PPL12" draw:id="Slide-309">
        <draw:frame draw:id="id199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THE PAGANS AND GOD (65:1, 17, 20-25; 66:6, 15-17, 22-24)<text:s text:c="1"/></text:span><text:span text:style-name="a1364" text:class-names=""/></text:p>
          </draw:text-box>
          <svg:title/>
          <svg:desc/>
        </draw:frame>
        <draw:frame draw:id="id200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<text:s text:c="1"/>His current dealings with the Gentile nations (65:1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<text:s text:c="1"/>His future dealings with the Gentile nations (65:17, 20-25; 66:6, 15-17, 22-24):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5" draw:style-name="a1377" draw:master-page-name="Master1-Layout12-tx-Title-and-Text" presentation:presentation-page-layout-name="Master1-PPL12" draw:id="Slide-310">
        <draw:frame draw:id="id201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ISAIAH 65-66<text:s text:c="1"/></text:span><text:span text:style-name="a1379" text:class-names=""/></text:p>
          </draw:text-box>
          <svg:title/>
          <svg:desc/>
        </draw:frame>
        <draw:frame draw:id="id202" presentation:style-name="a1391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THE PAGANS AND GOD (65:1, 17, 20-25; 66:6, 15-17, 22-24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 PEOPLE OF GOD (65:2-16, 18-19; 66:1-5, 7-14, 18-21)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</draw:text-box>
          <svg:title/>
          <svg:desc/>
        </draw:frame>
      </draw:page>
      <draw:page draw:name="Slide56" draw:style-name="a1392" draw:master-page-name="Master1-Layout1-title-Title-Slide" presentation:presentation-page-layout-name="Master1-PPL1" draw:id="Slide-311">
        <draw:frame draw:id="id203" presentation:style-name="a1396" draw:name="Title 1" svg:x="1.38in" svg:y="0.83in" svg:width="10.3in" svg:height="4.42in" presentation:class="title" presentation:placeholder="false">
          <draw:text-box>
            <text:p text:style-name="a1395" text:class-names="" text:cond-style-name=""><text:span text:style-name="a1393" text:class-names="">THE PEOPLE OF GOD (65:2-16, 18-19; 66:1-5, 7-14, 18-21)<text:s text:c="1"/></text:span><text:span text:style-name="a1394" text:class-names=""/></text:p>
          </draw:text-box>
          <svg:title/>
          <svg:desc/>
        </draw:frame>
        <draw:frame draw:id="id204" presentation:style-name="a1401" draw:name="Subtitle 2" svg:x="1.38in" svg:y="5.25in" svg:width="10.3in" svg:height="1.85in" presentation:class="subtitle" presentation:placeholder="false">
          <draw:text-box>
            <text:p text:style-name="a1398" text:class-names="" text:cond-style-name=""><text:span text:style-name="a1397" text:class-names=""><text:s text:c="1"/>The old Israel (65:2-15; 66:1-5)<text:s text:c="1"/></text:span></text:p>
            <text:p text:style-name="a1400" text:class-names="" text:cond-style-name=""><text:span text:style-name="a1399" text:class-names=""/></text:p>
          </draw:text-box>
          <svg:title/>
          <svg:desc/>
        </draw:frame>
      </draw:page>
      <draw:page draw:name="Slide57" draw:style-name="a1402" draw:master-page-name="Master1-Layout1-title-Title-Slide" presentation:presentation-page-layout-name="Master1-PPL1" draw:id="Slide-312">
        <draw:frame draw:id="id205" presentation:style-name="a1406" draw:name="Title 1" svg:x="1.38in" svg:y="0.83in" svg:width="10.3in" svg:height="4.42in" presentation:class="title" presentation:placeholder="false">
          <draw:text-box>
            <text:p text:style-name="a1405" text:class-names="" text:cond-style-name=""><text:span text:style-name="a1403" text:class-names=""><text:s text:c="1"/>The old Israel (65:2-15; 66:1-5)<text:s text:c="1"/></text:span><text:span text:style-name="a1404" text:class-names=""/></text:p>
          </draw:text-box>
          <svg:title/>
          <svg:desc/>
        </draw:frame>
        <draw:frame draw:id="id206" presentation:style-name="a1411" draw:name="Subtitle 2" svg:x="1.38in" svg:y="5.25in" svg:width="10.3in" svg:height="1.85in" presentation:class="subtitle" presentation:placeholder="false">
          <draw:text-box>
            <text:p text:style-name="a1408" text:class-names="" text:cond-style-name=""><text:span text:style-name="a1407" text:class-names=""><text:s text:c="1"/>The rebellious ones (65:2-7, 11-15; 66:3-4)<text:s text:c="1"/></text:span></text:p>
            <text:p text:style-name="a1410" text:class-names="" text:cond-style-name=""><text:span text:style-name="a1409" text:class-names=""/></text:p>
          </draw:text-box>
          <svg:title/>
          <svg:desc/>
        </draw:frame>
      </draw:page>
      <draw:page draw:name="Slide58" draw:style-name="a1412" draw:master-page-name="Master1-Layout1-title-Title-Slide" presentation:presentation-page-layout-name="Master1-PPL1" draw:id="Slide-313">
        <draw:frame draw:id="id207" presentation:style-name="a1416" draw:name="Title 1" svg:x="1.38in" svg:y="0.83in" svg:width="10.3in" svg:height="4.42in" presentation:class="title" presentation:placeholder="false">
          <draw:text-box>
            <text:p text:style-name="a1415" text:class-names="" text:cond-style-name=""><text:span text:style-name="a1413" text:class-names=""><text:s text:c="1"/>The rebellious ones (65:2-7, 11-15; 66:3-4)<text:s text:c="1"/></text:span><text:span text:style-name="a1414" text:class-names=""/></text:p>
          </draw:text-box>
          <svg:title/>
          <svg:desc/>
        </draw:frame>
        <draw:frame draw:id="id208" presentation:style-name="a1421" draw:name="Subtitle 2" svg:x="1.38in" svg:y="5.25in" svg:width="10.3in" svg:height="1.85in" presentation:class="subtitle" presentation:placeholder="false">
          <draw:text-box>
            <text:p text:style-name="a1418" text:class-names="" text:cond-style-name=""><text:span text:style-name="a1417" text:class-names=""><text:s text:c="1"/>Their perversions (65:2-5; 66:3)<text:s text:c="1"/></text:span></text:p>
            <text:p text:style-name="a1420" text:class-names="" text:cond-style-name=""><text:span text:style-name="a1419" text:class-names=""/></text:p>
          </draw:text-box>
          <svg:title/>
          <svg:desc/>
        </draw:frame>
      </draw:page>
      <draw:page draw:name="Slide59" draw:style-name="a1422" draw:master-page-name="Master1-Layout12-tx-Title-and-Text" presentation:presentation-page-layout-name="Master1-PPL12" draw:id="Slide-314">
        <draw:frame draw:id="id209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Their perversions (65:2-5; 66:3)<text:s text:c="1"/></text:span><text:span text:style-name="a1424" text:class-names=""/></text:p>
          </draw:text-box>
          <svg:title/>
          <svg:desc/>
        </draw:frame>
        <draw:frame draw:id="id210" presentation:style-name="a1439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Idolatry (65:2-3):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Witchcraft (65:4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<text:s text:c="1"/>Hypocrisy (65:5; 66:3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</draw:page>
      <draw:page draw:name="Slide60" draw:style-name="a1440" draw:master-page-name="Master1-Layout12-tx-Title-and-Text" presentation:presentation-page-layout-name="Master1-PPL12" draw:id="Slide-315">
        <draw:frame draw:id="id211" presentation:style-name="a1444" draw:name="Title 1" svg:x="1.38in" svg:y="0.4in" svg:width="10.6in" svg:height="1.44965in" presentation:class="title" presentation:placeholder="false">
          <draw:text-box>
            <text:p text:style-name="a1443" text:class-names="" text:cond-style-name=""><text:span text:style-name="a1441" text:class-names=""><text:s text:c="1"/>The rebellious ones (65:2-7, 11-15; 66:3-4)<text:s text:c="1"/></text:span><text:span text:style-name="a1442" text:class-names=""/></text:p>
          </draw:text-box>
          <svg:title/>
          <svg:desc/>
        </draw:frame>
        <draw:frame draw:id="id212" presentation:style-name="a1454" draw:name="Text Placeholder 2" svg:x="1.38in" svg:y="2in" svg:width="9.4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<text:s text:c="1"/>Their perversions (65:2-5; 66:3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Their punishment (65:6-7, 11-15; 66:4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</draw:page>
      <draw:page draw:name="Slide61" draw:style-name="a1455" draw:master-page-name="Master1-Layout12-tx-Title-and-Text" presentation:presentation-page-layout-name="Master1-PPL12" draw:id="Slide-316">
        <draw:frame draw:id="id213" presentation:style-name="a1459" draw:name="Title 1" svg:x="1.38in" svg:y="0.4in" svg:width="10.6in" svg:height="1.44965in" presentation:class="title" presentation:placeholder="false">
          <draw:text-box>
            <text:p text:style-name="a1458" text:class-names="" text:cond-style-name=""><text:span text:style-name="a1456" text:class-names=""><text:s text:c="1"/>Their punishment (65:6-7, 11-15; 66:4)<text:s text:c="1"/></text:span><text:span text:style-name="a1457" text:class-names=""/></text:p>
          </draw:text-box>
          <svg:title/>
          <svg:desc/>
        </draw:frame>
        <draw:frame draw:id="id214" presentation:style-name="a1481" draw:name="Text Placeholder 2" svg:x="1.38in" svg:y="2in" svg:width="9.4in" svg:height="4.75868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<text:s text:c="1"/>To be paid in full for their sins (65:6-7):<text:s text:c="1"/>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<text:s text:c="1"/>To be cut down by the sword (65:11-12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To suffer from hunger and thirst (65:13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o cry out in sorrow (65:14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To become a curse among the people (65:15):<text:s text:c="1"/>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<text:s text:c="1"/>To bring upon them all these things (66:4):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</draw:page>
      <draw:page draw:name="Slide62" draw:style-name="a1482" draw:master-page-name="Master1-Layout12-tx-Title-and-Text" presentation:presentation-page-layout-name="Master1-PPL12" draw:id="Slide-317">
        <draw:frame draw:id="id215" presentation:style-name="a1486" draw:name="Title 1" svg:x="1.38in" svg:y="0.4in" svg:width="10.6in" svg:height="1.44965in" presentation:class="title" presentation:placeholder="false">
          <draw:text-box>
            <text:p text:style-name="a1485" text:class-names="" text:cond-style-name=""><text:span text:style-name="a1483" text:class-names=""><text:s text:c="1"/>The rebellious ones (65:2-7, 11-15; 66:3-4)<text:s text:c="1"/></text:span><text:span text:style-name="a1484" text:class-names=""/></text:p>
          </draw:text-box>
          <svg:title/>
          <svg:desc/>
        </draw:frame>
        <draw:frame draw:id="id216" presentation:style-name="a1496" draw:name="Text Placeholder 2" svg:x="1.38in" svg:y="2in" svg:width="9.4in" svg:height="4.7586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<text:s text:c="1"/>Their perversions (65:2-5; 66:3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ir punishment (65:6-7, 11-15; 66:4)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</draw:page>
      <draw:page draw:name="Slide63" draw:style-name="a1497" draw:master-page-name="Master1-Layout12-tx-Title-and-Text" presentation:presentation-page-layout-name="Master1-PPL12" draw:id="Slide-318">
        <draw:frame draw:id="id217" presentation:style-name="a1501" draw:name="Title 1" svg:x="1.38in" svg:y="0.4in" svg:width="10.6in" svg:height="1.44965in" presentation:class="title" presentation:placeholder="false">
          <draw:text-box>
            <text:p text:style-name="a1500" text:class-names="" text:cond-style-name=""><text:span text:style-name="a1498" text:class-names=""><text:s text:c="1"/>The old Israel (65:2-15; 66:1-5)<text:s text:c="1"/></text:span><text:span text:style-name="a1499" text:class-names=""/></text:p>
          </draw:text-box>
          <svg:title/>
          <svg:desc/>
        </draw:frame>
        <draw:frame draw:id="id218" presentation:style-name="a1511" draw:name="Text Placeholder 2" svg:x="1.38in" svg:y="2in" svg:width="9.4in" svg:height="4.75868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2" text:class-names=""><text:s text:c="1"/>The rebellious ones (65:2-7, 11-15; 66:3-4)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The righteous ones (65:8-10; 66:1-2, 5):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64" draw:style-name="a1512" draw:master-page-name="Master1-Layout12-tx-Title-and-Text" presentation:presentation-page-layout-name="Master1-PPL12" draw:id="Slide-319">
        <draw:frame draw:id="id219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The righteous ones (65:8-10; 66:1-2, 5):<text:s text:c="1"/></text:span><text:span text:style-name="a1514" text:class-names=""/></text:p>
          </draw:text-box>
          <svg:title/>
          <svg:desc/>
        </draw:frame>
        <draw:frame draw:id="id220" presentation:style-name="a1529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y will be preserved and made prosperous in the land (65:8-10).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They will be esteemed by God for their humility (66:1-2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They will hear his reassuring voice (66:5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</draw:page>
      <draw:page draw:name="Slide65" draw:style-name="a1530" draw:master-page-name="Master1-Layout12-tx-Title-and-Text" presentation:presentation-page-layout-name="Master1-PPL12" draw:id="Slide-320">
        <draw:frame draw:id="id221" presentation:style-name="a1534" draw:name="Title 1" svg:x="1.38in" svg:y="0.4in" svg:width="10.6in" svg:height="1.44965in" presentation:class="title" presentation:placeholder="false">
          <draw:text-box>
            <text:p text:style-name="a1533" text:class-names="" text:cond-style-name=""><text:span text:style-name="a1531" text:class-names=""><text:s text:c="1"/>The old Israel (65:2-15; 66:1-5)<text:s text:c="1"/></text:span><text:span text:style-name="a1532" text:class-names=""/></text:p>
          </draw:text-box>
          <svg:title/>
          <svg:desc/>
        </draw:frame>
        <draw:frame draw:id="id222" presentation:style-name="a1544" draw:name="Text Placeholder 2" svg:x="1.38in" svg:y="2in" svg:width="9.4in" svg:height="4.75868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<text:s text:c="1"/>The rebellious ones (65:2-7, 11-15; 66:3-4)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The righteous ones (65:8-10; 66:1-2, 5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66" draw:style-name="a1545" draw:master-page-name="Master1-Layout12-tx-Title-and-Text" presentation:presentation-page-layout-name="Master1-PPL12" draw:id="Slide-321">
        <draw:frame draw:id="id223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THE PEOPLE OF GOD (65:2-16, 18-19; 66:1-5, 7-14, 18-21)<text:s text:c="1"/></text:span><text:span text:style-name="a1547" text:class-names=""/></text:p>
          </draw:text-box>
          <svg:title/>
          <svg:desc/>
        </draw:frame>
        <draw:frame draw:id="id224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<text:s text:c="1"/>The old Israel (65:2-15; 66:1-5)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<text:s text:c="1"/>new Israel (65:16, 18-19; 66:7-14, 18-21)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67" draw:style-name="a1560" draw:master-page-name="Master1-Layout12-tx-Title-and-Text" presentation:presentation-page-layout-name="Master1-PPL12" draw:id="Slide-322">
        <draw:frame draw:id="id225" presentation:style-name="a1564" draw:name="Title 1" svg:x="1.38in" svg:y="0.4in" svg:width="10.6in" svg:height="1.44965in" presentation:class="title" presentation:placeholder="false">
          <draw:text-box>
            <text:p text:style-name="a1563" text:class-names="" text:cond-style-name=""><text:span text:style-name="a1561" text:class-names=""><text:s text:c="1"/>new Israel (65:16, 18-19; 66:7-14, 18-21)<text:s text:c="1"/></text:span><text:span text:style-name="a1562" text:class-names=""/></text:p>
          </draw:text-box>
          <svg:title/>
          <svg:desc/>
        </draw:frame>
        <draw:frame draw:id="id226" presentation:style-name="a1574" draw:name="Text Placeholder 2" svg:x="1.38in" svg:y="2in" svg:width="9.4in" svg:height="4.75868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<text:s text:c="1"/>The duration (66:7-9):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The description (65:16, 18-19; 66:10-14, 18-21)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</draw:text-box>
          <svg:title/>
          <svg:desc/>
        </draw:frame>
      </draw:page>
      <draw:page draw:name="Slide68" draw:style-name="a1575" draw:master-page-name="Master1-Layout12-tx-Title-and-Text" presentation:presentation-page-layout-name="Master1-PPL12" draw:id="Slide-323">
        <draw:frame draw:id="id227" presentation:style-name="a1579" draw:name="Title 1" svg:x="1.38in" svg:y="0.4in" svg:width="10.6in" svg:height="1.44965in" presentation:class="title" presentation:placeholder="false">
          <draw:text-box>
            <text:p text:style-name="a1578" text:class-names="" text:cond-style-name=""><text:span text:style-name="a1576" text:class-names=""><text:s text:c="1"/>The description (65:16, 18-19; 66:10-14, 18-21)<text:s text:c="1"/></text:span><text:span text:style-name="a1577" text:class-names=""/></text:p>
          </draw:text-box>
          <svg:title/>
          <svg:desc/>
        </draw:frame>
        <draw:frame draw:id="id228" presentation:style-name="a1601" draw:name="Text Placeholder 2" svg:x="1.38in" svg:y="2in" svg:width="9.4in" svg:height="4.7586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<text:s text:c="1"/>The people will be totally forgiven (65:16):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<text:s text:c="1"/>Jerusalem will be rebuilt and filled with rejoicing (65:18-19):<text:s text:c="1"/>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<text:s text:c="1"/>The city will enjoy financial prosperity (66:10-12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The people will be comforted by God himself (66: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<text:s text:c="1"/>The people will rejoice (66:14):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people will see God's glory (66:18-21):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69" draw:style-name="a1602" draw:master-page-name="Master1-Layout12-tx-Title-and-Text" presentation:presentation-page-layout-name="Master1-PPL12" draw:id="Slide-324">
        <draw:frame draw:id="id229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new Israel (65:16, 18-19; 66:7-14, 18-21)<text:s text:c="1"/></text:span><text:span text:style-name="a1604" text:class-names=""/></text:p>
          </draw:text-box>
          <svg:title/>
          <svg:desc/>
        </draw:frame>
        <draw:frame draw:id="id230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The duration (66:7-9):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The description (65:16, 18-19; 66:10-14, 18-21)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0" draw:style-name="a1617" draw:master-page-name="Master1-Layout12-tx-Title-and-Text" presentation:presentation-page-layout-name="Master1-PPL12" draw:id="Slide-325">
        <draw:frame draw:id="id231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THE PEOPLE OF GOD (65:2-16, 18-19; 66:1-5, 7-14, 18-21)<text:s text:c="1"/></text:span><text:span text:style-name="a1619" text:class-names=""/></text:p>
          </draw:text-box>
          <svg:title/>
          <svg:desc/>
        </draw:frame>
        <draw:frame draw:id="id232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old Israel (65:2-15; 66:1-5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new Israel (65:16, 18-19; 66:7-14, 18-21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1" draw:style-name="a1632" draw:master-page-name="Master1-Layout12-tx-Title-and-Text" presentation:presentation-page-layout-name="Master1-PPL12" draw:id="Slide-326">
        <draw:frame draw:id="id233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ISAIAH 65-66<text:s text:c="1"/></text:span><text:span text:style-name="a1634" text:class-names=""/></text:p>
          </draw:text-box>
          <svg:title/>
          <svg:desc/>
        </draw:frame>
        <draw:frame draw:id="id234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THE PAGANS AND GOD (65:1, 17, 20-25; 66:6, 15-17, 22-24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THE PEOPLE OF GOD (65:2-16, 18-19; 66:1-5, 7-14, 18-21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72" draw:style-name="a1647" draw:master-page-name="Master1-Layout1-title-Title-Slide" presentation:presentation-page-layout-name="Master1-PPL1" draw:id="Slide-327">
        <draw:frame draw:id="id235" presentation:style-name="a1651" draw:name="Title 1" svg:x="1.38in" svg:y="0.83in" svg:width="10.3in" svg:height="4.42in" presentation:class="title" presentation:placeholder="false">
          <draw:text-box>
            <text:p text:style-name="a1650" text:class-names="" text:cond-style-name=""><text:span text:style-name="a1648" text:class-names="">Isaiah Part 8</text:span><text:span text:style-name="a1649" text:class-names=""/></text:p>
          </draw:text-box>
          <svg:title/>
          <svg:desc/>
        </draw:frame>
        <draw:frame draw:id="id236" presentation:style-name="a16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8</dc:title>
    <meta:initial-creator>David STRICKLAND</meta:initial-creator>
    <dc:creator>David STRICKLAND</dc:creator>
    <meta:creation-date>2020-02-23T23:13:41Z</meta:creation-date>
    <dc:date>2020-02-23T23:13:42Z</dc:date>
    <meta:template xlink:href="BibleStudy" xlink:type="simple"/>
    <meta:editing-cycles>1</meta:editing-cycles>
    <meta:editing-duration>PT1S</meta:editing-duration>
    <meta:document-statistic meta:paragraph-count="253" meta:word-count="2449"/>
  </office:meta>
</office:document-meta>
</file>